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left="36.00pt" fo:text-indent="0.00p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left="36.00pt" fo:text-indent="0.00p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left="36.00pt" fo:text-indent="0.00p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left="36.00pt" fo:text-indent="0.00p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left="36.00pt" fo:text-indent="0.00p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left="36.00pt" fo:text-indent="0.00pt" fo:margin-bottom="10.00pt"/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15.00%" fo:text-align="left" fo:margin-left="36.00pt" fo:text-indent="0.00pt" fo:margin-bottom="10.00pt"/>
    </style: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15.00%" fo:text-align="left" fo:margin-left="36.00pt" fo:text-indent="0.00pt" fo:margin-bottom="10.00pt"/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15.00%" fo:text-align="left" fo:margin-left="36.00pt" fo:text-indent="0.00pt" fo:margin-bottom="10.00pt"/>
    </style:style>
    <style:style style:name="P28" style:family="paragraph">
      <style:paragraph-properties fo:line-height="115.00%" fo:text-align="left" fo:margin-bottom="10.00pt"/>
    </style:style>
    <style:style style:name="P29" style:family="paragraph">
      <style:paragraph-properties fo:line-height="115.00%" fo:text-align="left" fo:margin-bottom="10.00pt"/>
    </style:style>
    <style:style style:name="P30" style:family="paragraph">
      <style:paragraph-properties fo:line-height="115.00%" fo:text-align="left" fo:margin-bottom="10.00pt"/>
    </style:style>
    <style:style style:name="P31" style:family="paragraph">
      <style:paragraph-properties fo:line-height="115.00%" fo:text-align="left" fo:margin-left="36.00pt" fo:text-indent="0.00pt" fo:margin-bottom="10.00pt"/>
    </style:style>
    <style:style style:name="P32" style:family="paragraph">
      <style:paragraph-properties fo:line-height="115.00%" fo:text-align="left" fo:margin-bottom="10.00pt"/>
    </style:style>
    <style:style style:name="P33" style:family="paragraph">
      <style:paragraph-properties fo:line-height="115.00%" fo:text-align="left" fo:margin-left="36.00pt" fo:text-indent="0.00pt" fo:margin-bottom="10.00pt"/>
    </style:style>
    <style:style style:name="P34" style:family="paragraph">
      <style:paragraph-properties fo:line-height="115.00%" fo:text-align="left" fo:margin-bottom="10.00pt"/>
    </style:style>
    <style:style style:name="P35" style:family="paragraph">
      <style:paragraph-properties fo:line-height="115.00%" fo:text-align="left" fo:margin-bottom="10.00pt"/>
    </style:style>
    <style:style style:name="P36" style:family="paragraph">
      <style:paragraph-properties fo:line-height="115.00%" fo:text-align="left" fo:margin-bottom="10.00pt"/>
    </style:style>
    <style:style style:name="P37" style:family="paragraph">
      <style:paragraph-properties fo:line-height="115.00%" fo:text-align="left" fo:margin-bottom="10.00pt"/>
    </style:style>
    <style:style style:name="P38" style:family="paragraph">
      <style:paragraph-properties fo:line-height="115.00%" fo:text-align="left" fo:margin-bottom="10.00pt"/>
    </style:style>
    <style:style style:name="P39" style:family="paragraph">
      <style:paragraph-properties fo:line-height="115.00%" fo:text-align="left" fo:margin-left="36.00pt" fo:text-indent="0.00pt" fo:margin-bottom="10.00pt"/>
    </style:style>
    <style:style style:name="P40" style:family="paragraph">
      <style:paragraph-properties fo:line-height="115.00%" fo:text-align="left" fo:margin-bottom="10.00pt"/>
    </style:style>
    <style:style style:name="P41" style:family="paragraph">
      <style:paragraph-properties fo:line-height="115.00%" fo:text-align="left" fo:margin-bottom="10.00pt"/>
    </style:style>
    <style:style style:name="P42" style:family="paragraph">
      <style:paragraph-properties fo:line-height="115.00%" fo:text-align="left" fo:margin-bottom="10.00pt"/>
    </style:style>
    <style:style style:name="P43" style:family="paragraph">
      <style:paragraph-properties fo:line-height="115.00%" fo:text-align="left" fo:margin-left="36.00pt" fo:text-indent="0.00pt" fo:margin-bottom="10.00pt"/>
    </style:style>
    <style:style style:name="P44" style:family="paragraph">
      <style:paragraph-properties fo:line-height="115.00%" fo:text-align="left" fo:margin-bottom="10.00pt"/>
    </style:style>
    <style:style style:name="P45" style:family="paragraph">
      <style:paragraph-properties fo:line-height="115.00%" fo:text-align="left" fo:margin-left="36.00pt" fo:text-indent="0.00pt" fo:margin-bottom="10.00pt"/>
    </style:style>
    <style:style style:name="P46" style:family="paragraph">
      <style:paragraph-properties fo:line-height="115.00%" fo:text-align="left" fo:margin-bottom="10.00pt"/>
    </style:style>
    <style:style style:name="P47" style:family="paragraph">
      <style:paragraph-properties fo:line-height="115.00%" fo:text-align="left" fo:margin-bottom="10.00pt"/>
    </style:style>
    <style:style style:name="P48" style:family="paragraph">
      <style:paragraph-properties fo:line-height="115.00%" fo:text-align="left" fo:margin-bottom="10.00pt"/>
    </style:style>
    <style:style style:name="P49" style:family="paragraph">
      <style:paragraph-properties fo:line-height="115.00%" fo:text-align="left" fo:margin-left="36.00pt" fo:text-indent="0.00pt" fo:margin-bottom="10.00pt"/>
    </style:style>
    <style:style style:name="P50" style:family="paragraph">
      <style:paragraph-properties fo:line-height="115.00%" fo:text-align="left" fo:margin-bottom="10.00pt"/>
    </style:style>
    <style:style style:name="P51" style:family="paragraph">
      <style:paragraph-properties fo:line-height="115.00%" fo:text-align="left" fo:margin-bottom="10.00pt"/>
    </style:style>
    <style:style style:name="P52" style:family="paragraph">
      <style:paragraph-properties fo:line-height="115.00%" fo:text-align="left" fo:margin-bottom="10.00pt"/>
    </style:style>
    <style:style style:name="P53" style:family="paragraph">
      <style:paragraph-properties fo:line-height="115.00%" fo:text-align="left" fo:margin-bottom="10.00pt"/>
    </style:style>
    <style:style style:name="P54" style:family="paragraph">
      <style:paragraph-properties fo:line-height="115.00%" fo:text-align="left" fo:margin-bottom="10.00pt"/>
    </style:style>
    <style:style style:name="P55" style:family="paragraph">
      <style:paragraph-properties fo:line-height="115.00%" fo:text-align="left" fo:margin-left="36.00pt" fo:text-indent="0.00pt" fo:margin-bottom="10.00pt"/>
    </style:style>
    <style:style style:name="P56" style:family="paragraph">
      <style:paragraph-properties fo:line-height="115.00%" fo:text-align="left" fo:margin-bottom="10.00pt"/>
    </style:style>
    <style:style style:name="P57" style:family="paragraph">
      <style:paragraph-properties fo:line-height="115.00%" fo:text-align="left" fo:margin-left="36.00pt" fo:text-indent="0.00pt" fo:margin-bottom="10.00pt"/>
    </style:style>
    <style:style style:name="P58" style:family="paragraph">
      <style:paragraph-properties fo:line-height="115.00%" fo:text-align="left" fo:margin-bottom="10.00pt"/>
    </style:style>
    <style:style style:name="P59" style:family="paragraph">
      <style:paragraph-properties fo:line-height="115.00%" fo:text-align="left" fo:margin-left="36.00pt" fo:text-indent="0.00pt" fo:margin-bottom="10.00pt"/>
    </style:style>
  </office:automatic-styles>
  <office:body>
    <office:text>
      <text:p text:style-name="P1"><text:span text:style-name="T1">MySQL Assignments</text:span></text:p>
      <text:p text:style-name="P2"><text:span text:style-name="T2"/></text:p>
      <text:p text:style-name="P2"><text:span text:style-name="T3">1)<text:tab/>Select Queries</text:span></text:p>
      <text:p text:style-name="P2"><text:span text:style-name="T4"><text:s text:c="2"/>1.Display all departments from department table.</text:span></text:p>
      <text:p text:style-name="P3"><text:span text:style-name="T4"><text:tab/></text:span><text:span text:style-name="T5">SELECT * FROM DEPT;</text:span><text:span text:style-name="T6"/></text:p>
      <text:p text:style-name="P4"><text:span text:style-name="T7"><text:s text:c="2"/>2. Display all employees from employee table.</text:span></text:p>
      <text:p text:style-name="P5"><text:span text:style-name="T7"><text:s text:c="14"/>SELECT NAME FROM EMP;</text:span></text:p>
      <text:p text:style-name="P6"><text:span text:style-name="T7">3.Select the employee in department 3.</text:span></text:p>
      <text:p text:style-name="P7"><text:span text:style-name="T7"><text:s text:c="14"/>SELECT * FROM EMP WHERE DEPT_NO=3;</text:span></text:p>
      <text:p text:style-name="P8"><text:span text:style-name="T7">4.List the names, numbers and departmentno of all clerks.</text:span></text:p>
      <text:p text:style-name="P9"><text:span text:style-name="T7"><text:s text:c="14"/>SELECT NAME,DEPT_NO FROM EMP WHERE ROLE='CLERK';</text:span></text:p>
      <text:p text:style-name="P10"><text:span text:style-name="T7">5.Find the depart numbers and the name of employee of all dept with Deptno greater or equal to 2.</text:span></text:p>
      <text:p text:style-name="P11"><text:span text:style-name="T7"><text:s text:c="27"/>SELECT DEPT_NO,NAME FROM EMP WHERE DEPT_NO&gt;=2;</text:span></text:p>
      <text:p text:style-name="P12"><text:span text:style-name="T7">6.Find the employees whose commission is greater than their salary.</text:span></text:p>
      <text:p text:style-name="P13"><text:span text:style-name="T7"><text:s text:c="14"/>SELECT NAME FROM EMP WHERE COMMISSION&gt;SALARY;</text:span></text:p>
      <text:p text:style-name="P14"><text:span text:style-name="T7">7.Find the employees whose commission is greater than 60 percent of their salary.</text:span></text:p>
      <text:p text:style-name="P15"><text:span text:style-name="T7"><text:s text:c="13"/>SELECT NAME FROM EMP WHERE COMMISSION&gt;(0.6)*SALARY;</text:span></text:p>
      <text:p text:style-name="P16"><text:span text:style-name="T7">8.Find the employee whose commission is greater than 50 percent of their salary. The result must show only one record.</text:span></text:p>
      <text:p text:style-name="P17"><text:span text:style-name="T7"><text:s text:c="14"/>SELECT NAME FROM EMP WHERE COMMISSION&gt;(0.5)*SALARY;</text:span></text:p>
      <text:p text:style-name="P18"><text:span text:style-name="T7">9.List the name, job and salary of all employees in dept 2 who earn more than 2000.</text:span></text:p>
      <text:p text:style-name="P19"><text:span text:style-name="T7"><text:s text:c="26"/>SELECT NAME,ROLE,SALARY FROM EMP WHERE DEPT_NO=2 AND SALARY&gt;2000;</text:span></text:p>
      <text:p text:style-name="P20"><text:span text:style-name="T7">10.Find all salesmen in dept 3 whose salary is greater than or equal to Rs. 1500.</text:span></text:p>
      <text:p text:style-name="P21"><text:span text:style-name="T7"><text:s text:c="27"/>SELECT NAME FROM EMP WHERE DEPT_NO=3 AND SALARY&gt;=1500;</text:span></text:p>
      <text:p text:style-name="P22"><text:span text:style-name="T7">11.Find all the employees whose job is either a president or manager.</text:span></text:p>
      <text:p text:style-name="P23"><text:span text:style-name="T7"><text:s text:c="13"/>SELECT NAME FROM EMP WHERE ROLE='PRESIDENT' AND ROLE=MANAGER;</text:span></text:p>
      <text:p text:style-name="P24"><text:span text:style-name="T7">12.Find all managers who are not in dept 3.</text:span></text:p>
      <text:p text:style-name="P25"><text:span text:style-name="T7"><text:s text:c="13"/>SELECT NAME FROM EMP WHERE ROLE='MANAGER' AND NOT DEPT_NO=3;</text:span></text:p>
      <text:p text:style-name="P26"><text:span text:style-name="T7">13.Find the details of all managers and clerks in dept 1.</text:span></text:p>
      <text:p text:style-name="P27"><text:span text:style-name="T7">SELECT * FROM EMP WHERE ROLE='MANAGER' AND ROLE='CLERK' AND DEPT_NO=1;</text:span></text:p>
      <text:p text:style-name="P28"><text:span text:style-name="T7">16.Find all employees who are neither clerks nor manager but whose salary is greater than or equal to Rs. 2000.</text:span></text:p>
      <text:p text:style-name="P29"><text:span text:style-name="T7"><text:s text:c="27"/>SELECT NAME FROM EMP WHERE NOT ROLE='CLERK' AND NOT<text:s text:c="13"/>ROLE='MANAGER' AND SALARY&gt;=2000;</text:span></text:p>
      <text:p text:style-name="P30"><text:span text:style-name="T7">17.Find the employees who earns between Rs. 1200 and Rs.1400.</text:span></text:p>
      <text:p text:style-name="P31"><text:span text:style-name="T7"><text:s text:c="13"/>SELECT NAME FROM EMP WHERE SALARY&gt;=1200 AND SALARY&lt;=1400;</text:span></text:p>
      <text:p text:style-name="P32"><text:span text:style-name="T7">18.Find the employees who are clerks, analysts or salesman.</text:span></text:p>
      <text:p text:style-name="P33"><text:span text:style-name="T7"><text:s text:c="14"/>SELECT E.NAME FROM EMP E, DEPT D WHERE E.ROLE='CLERK' AND D.NAME='SALES' AND E.ID=D.ID;</text:span></text:p>
      <text:p text:style-name="P34"><text:span text:style-name="T7">19.Find the employees who are not clerks, analyst or salesman.</text:span></text:p>
      <text:p text:style-name="P35"><text:span text:style-name="T7"><text:s text:c="14"/>SELECT E.NAME FROM EMP E, DEPT D WHERE NOT E.ROLE='CLERK' AND NOT D.NAME='SALES' AND E.ID=D.ID;</text:span></text:p>
      <text:p text:style-name="P36"><text:span text:style-name="T7">20.Find the employees who do not receive a commission i.e. commission is NULL.</text:span></text:p>
      <text:p text:style-name="P37"><text:span text:style-name="T7"><text:s text:c="14"/>SELECT NAME FROM EMP WHERE COMMISSION=0;</text:span></text:p>
      <text:p text:style-name="P38"><text:span text:style-name="T7">21.Find the employee whose commission is Rs. 0.</text:span></text:p>
      <text:p text:style-name="P39"><text:span text:style-name="T7"><text:s text:c="14"/>SELECT NAME FROM EMP WHERE COMMISSION=0;</text:span></text:p>
      <text:p text:style-name="P40"><text:span text:style-name="T7">22.Find the different jobs of the employees receiving commission.</text:span></text:p>
      <text:p text:style-name="P41"><text:span text:style-name="T7"><text:s text:c="27"/>SELECT NAME,DISTINCT(ROLE) FROM EMP;</text:span></text:p>
      <text:p text:style-name="P42"><text:span text:style-name="T7">23.Find all employees who do not receive a commission or whose Commission is less than Rs. 100.</text:span></text:p>
      <text:p text:style-name="P43"><text:span text:style-name="T7"><text:s text:c="9"/>SELECT NAME FROM EMP WHERE COMMISSION=0 OR COMMISSION&lt;=100;</text:span></text:p>
      <text:p text:style-name="P44"><text:span text:style-name="T7">25.Find all employees whose total earnings are greater than Rs. 2000.</text:span></text:p>
      <text:p text:style-name="P45"><text:span text:style-name="T7"><text:s text:c="14"/>SELECT NAME FROM EMP WHERE SALARY&gt;2000;</text:span></text:p>
      <text:p text:style-name="P46"><text:span text:style-name="T7">26.Find all employees whose names begin with m.</text:span></text:p>
      <text:p text:style-name="P47"><text:span text:style-name="T7"><text:s text:c="14"/>SELECT NAME FROM EMP WHERE NAME LIKE 'M%';</text:span></text:p>
      <text:p text:style-name="P48"><text:span text:style-name="T7">27.Find all employees whose names end with m.</text:span></text:p>
      <text:p text:style-name="P49"><text:span text:style-name="T7"><text:s text:c="14"/>SELECT NAME FROM EMP WHERE NAME LIKE '%M';</text:span></text:p>
      <text:p text:style-name="P50"><text:span text:style-name="T7">28.Find all employees whose names contain the letter m.</text:span></text:p>
      <text:p text:style-name="P51"><text:span text:style-name="T7"><text:s text:c="14"/>SELECT NAME FROM EMP WHERE NAME LIKE '%M%';</text:span></text:p>
      <text:p text:style-name="P52"><text:span text:style-name="T7">29.Find the employees whose names are 5 characters long and end with n.</text:span></text:p>
      <text:p text:style-name="P53"><text:span text:style-name="T7"><text:s text:c="27"/>SELECT NAME FROM EMP WHERE NAME LIKE '____N';</text:span></text:p>
      <text:p text:style-name="P54"><text:span text:style-name="T7">30.Find the employees who have the letter r as the third letter in their name.</text:span></text:p>
      <text:p text:style-name="P55"><text:span text:style-name="T7"><text:s text:c="14"/>SELECT NAME FROM EMP WHERE NAME LIKE '__R%';</text:span></text:p>
      <text:p text:style-name="P56"><text:span text:style-name="T8"/></text:p>
      <text:p text:style-name="P57"><text:span text:style-name="T9"/></text:p>
      <text:p text:style-name="P58"><text:span text:style-name="T10"/></text:p>
      <text:p text:style-name="P59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